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26566" officeooo:paragraph-rsid="00126566" style:font-size-asian="17.5pt" style:font-size-complex="20pt"/>
    </style:style>
    <style:style style:name="P2" style:family="paragraph" style:parent-style-name="Standard">
      <style:paragraph-properties fo:text-align="start" style:justify-single-word="false"/>
      <style:text-properties fo:font-size="12pt" officeooo:rsid="00126566" officeooo:paragraph-rsid="00126566" style:font-size-asian="10.5pt" style:font-size-complex="12pt"/>
    </style:style>
    <style:style style:name="P3" style:family="paragraph" style:parent-style-name="Standard">
      <style:paragraph-properties fo:text-align="start" style:justify-single-word="false"/>
      <style:text-properties officeooo:paragraph-rsid="001748da"/>
    </style:style>
    <style:style style:name="P4" style:family="paragraph" style:parent-style-name="Standard">
      <style:paragraph-properties fo:text-align="start" style:justify-single-word="false"/>
      <style:text-properties officeooo:paragraph-rsid="001b6217"/>
    </style:style>
    <style:style style:name="P5" style:family="paragraph" style:parent-style-name="Standard">
      <style:paragraph-properties fo:text-align="start" style:justify-single-word="false"/>
      <style:text-properties officeooo:paragraph-rsid="001b93fa"/>
    </style:style>
    <style:style style:name="P6" style:family="paragraph" style:parent-style-name="Standard">
      <style:paragraph-properties fo:text-align="start" style:justify-single-word="false"/>
      <style:text-properties officeooo:paragraph-rsid="0021217d"/>
    </style:style>
    <style:style style:name="P7" style:family="paragraph" style:parent-style-name="Standard">
      <style:paragraph-properties fo:text-align="start" style:justify-single-word="false"/>
      <style:text-properties officeooo:paragraph-rsid="00126566"/>
    </style:style>
    <style:style style:name="T1" style:family="text">
      <style:text-properties officeooo:rsid="0013c9f8"/>
    </style:style>
    <style:style style:name="T2" style:family="text">
      <style:text-properties officeooo:rsid="0015880f"/>
    </style:style>
    <style:style style:name="T3" style:family="text">
      <style:text-properties officeooo:rsid="001748da"/>
    </style:style>
    <style:style style:name="T4" style:family="text">
      <style:text-properties fo:font-size="12pt" officeooo:rsid="001748da" style:font-size-asian="10.5pt" style:font-size-complex="12pt"/>
    </style:style>
    <style:style style:name="T5" style:family="text">
      <style:text-properties fo:font-size="12pt" officeooo:rsid="001866ac" style:font-size-asian="10.5pt" style:font-size-complex="12pt"/>
    </style:style>
    <style:style style:name="T6" style:family="text">
      <style:text-properties fo:font-weight="normal" style:font-weight-asian="normal" style:font-weight-complex="normal"/>
    </style:style>
    <style:style style:name="T7" style:family="text">
      <style:text-properties fo:font-weight="normal" officeooo:rsid="001748da" style:font-weight-asian="normal" style:font-weight-complex="normal"/>
    </style:style>
    <style:style style:name="T8" style:family="text">
      <style:text-properties fo:font-weight="normal" officeooo:rsid="0017cfd6" style:font-weight-asian="normal" style:font-weight-complex="normal"/>
    </style:style>
    <style:style style:name="T9" style:family="text">
      <style:text-properties fo:font-weight="normal" officeooo:rsid="0018ef1e" style:font-weight-asian="normal" style:font-weight-complex="normal"/>
    </style:style>
    <style:style style:name="T10" style:family="text">
      <style:text-properties fo:font-weight="normal" officeooo:rsid="001a16d1" style:font-weight-asian="normal" style:font-weight-complex="normal"/>
    </style:style>
    <style:style style:name="T11" style:family="text">
      <style:text-properties fo:font-weight="normal" officeooo:rsid="001b6217" style:font-weight-asian="normal" style:font-weight-complex="normal"/>
    </style:style>
    <style:style style:name="T12" style:family="text">
      <style:text-properties fo:font-weight="normal" officeooo:rsid="001b93fa" style:font-weight-asian="normal" style:font-weight-complex="normal"/>
    </style:style>
    <style:style style:name="T13" style:family="text">
      <style:text-properties fo:font-weight="normal" officeooo:rsid="001c96e9" style:font-weight-asian="normal" style:font-weight-complex="normal"/>
    </style:style>
    <style:style style:name="T14" style:family="text">
      <style:text-properties fo:font-weight="normal" officeooo:rsid="001e3a17" style:font-weight-asian="normal" style:font-weight-complex="normal"/>
    </style:style>
    <style:style style:name="T15" style:family="text">
      <style:text-properties fo:font-weight="normal" officeooo:rsid="0021217d" style:font-weight-asian="normal" style:font-weight-complex="normal"/>
    </style:style>
    <style:style style:name="T16" style:family="text">
      <style:text-properties fo:font-weight="normal" officeooo:rsid="0022b037" style:font-weight-asian="normal" style:font-weight-complex="normal"/>
    </style:style>
    <style:style style:name="T17" style:family="text">
      <style:text-properties fo:font-weight="normal" officeooo:rsid="0023e152" style:font-weight-asian="normal" style:font-weight-complex="normal"/>
    </style:style>
    <style:style style:name="T18" style:family="text">
      <style:text-properties officeooo:rsid="001866ac"/>
    </style:style>
    <style:style style:name="T19" style:family="text">
      <style:text-properties style:text-underline-style="none" fo:font-weight="normal" officeooo:rsid="001e3a17"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plicación de estrategia</text:p>
      <text:p text:style-name="P1"/>
      <text:p text:style-name="P2"/>
      <text:p text:style-name="P7"><text:span text:style-name="Strong_20_Emphasis"><text:span text:style-name="T15">Lo primero fue evaluar cada uno de los supuestos, en mi caso el 4 fue el que más me llamo la atención. Este supuesto también era el más claro, ya que era una idea concreta. Mi idea al crear el correo fue la de intentar maximizar la participación en el concurso. </text:span></text:span></text:p>
      <text:p text:style-name="P7"><text:span text:style-name="Strong_20_Emphasis"><text:span text:style-name="T15"/></text:span></text:p>
      <text:p text:style-name="P7"><text:span text:style-name="Strong_20_Emphasis"><text:span text:style-name="T15">Para comenzar decidí visitar la página web de la feria de 2 Ruedas para conocer su estética y hacer un email acorde con la misma y vi que los colores principales de la página eran el negro y el rojo brillante junto al blanco para los textos y que así sean fácilmente legibles. Siguiendo por la misma línea decidí utilizar la misma fuente o al menos la más parecida que encontré en este caso la ‘Sans-serif’, con el propósito de mantener la coherencia con la página web de 2 Ruedas, esta decisión continua con la identidad de la marca y también ayuda a que el texto sea lo más legible posible.</text:span></text:span></text:p>
      <text:p text:style-name="P7"><text:span text:style-name="Strong_20_Emphasis"><text:span text:style-name="T15"/></text:span></text:p>
      <text:p text:style-name="P7"><text:span text:style-name="Strong_20_Emphasis"><text:span text:style-name="T15">Con esta fuente y color, la diferencia de tamaños en el texto es clave para la jerarquía visual, por eso el título está en mayúsculas y en negrita con un tamaño superior al resto del mensaje, para que llame la atención de la persona que reciba el correo y tenga la curiosidad de seguir leyendo y descubrir la oportunidad que se le presenta. Esta curiosidad generada al inicio es crucial para que continúe leyendo y comprenda rápidamente la oferta que se le presenta unas entradas gratuitas para el GP de Cheste. Para reforzar este mensaje y mantener el interés, utilicé una imagen del Gran Premio de Cheste, rodeada por arriba y abajo por divisores rojos del mismo tono que el rojo utilizado en la página web, que no solo dinamizan el correo, sino que también actúan como marcadores visuales para separar la información clave y guiar la vista hacia el contenido central.</text:span></text:span></text:p>
      <text:p text:style-name="P7"><text:span text:style-name="Strong_20_Emphasis"><text:span text:style-name="T15"/></text:span></text:p>
      <text:p text:style-name="P7"><text:span text:style-name="Strong_20_Emphasis"><text:span text:style-name="T15">Una vez captada la atención y presentada la recompensa en este caso unas entradas para el GP de Cheste, el siguiente paso fue destacar la importancia y la exclusividad de la posible recompensa por eso palabras como ‘oportunidad irrepetible’ o ‘una vez en la vida’ están en negrita para destacar y así generar una sensación de exclusividad, impulsando al usuario a participar lo antes posible.</text:span></text:span></text:p>
      <text:p text:style-name="P7"><text:span text:style-name="Strong_20_Emphasis"><text:span text:style-name="T15"/></text:span></text:p>
      <text:p text:style-name="P7"><text:span text:style-name="Strong_20_Emphasis"><text:span text:style-name="T15">Para reforzar el sentimiento de urgencia y guiar al usuario al botón donde realizar la encuesta se incluye un párrafo donde se dice la fecha límite de participación para aumentar la urgencia en el lector, además este párrafo está con un fondo rojo para que destaque y así que la vista se dirija a la llamada a la acción.</text:span></text:span></text:p>
      <text:p text:style-name="P7"><text:span text:style-name="Strong_20_Emphasis"><text:span text:style-name="T15"/></text:span></text:p>
      <text:p text:style-name="P7"><text:span text:style-name="Strong_20_Emphasis"><text:span text:style-name="T15">El siguiente punto del email es el botón rojo siguiendo con el estilo de la página, este botón contiene el mensaje ‘Consigue tus entradas’ para incitar al usuario a apretarlo lo antes posible, funcionando como el canal directo hacia la participación en el sorteo. Su color rojo, que mantiene la línea visual de la feria, no es meramente estético, sino que actúa como una señal visual clara que dirige la vista del usuario. La ubicación central y destacada de este botón asegura que, tras haber comprendido la oferta y su urgencia, el receptor sepa instantáneamente dónde hacer clic para completar la acción deseada.</text:span></text:span></text:p>
      <text:p text:style-name="P7"><text:span text:style-name="Strong_20_Emphasis"><text:span text:style-name="T15"/></text:span></text:p>
      <text:p text:style-name="P7"><text:span text:style-name="Strong_20_Emphasis"><text:span text:style-name="T15">Finalmente, para evocar la emoción y reforzar la necesidad del premio, se incluyó un texto describiendo la experiencia que representa asistir al Gran Premio de Cheste. Este párrafo, situado estratégicamente después del botón, busca conectar con la pasión del fan del motociclismo que todavía no está convencido de participar, reforzando el deseo ya generado por participar en el sorteo y dejando una impresión duradera sobre el valor de la recompensa.</text:span></text:span></text:p>
      <text:p text:style-name="P6"><text:span text:style-name="Strong_20_Emphasis"><text:span text:style-name="T1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1T18:57:49.283625018</meta:creation-date>
    <dc:date>2025-05-21T20:07:14.218816247</dc:date>
    <meta:editing-duration>PT58M35S</meta:editing-duration>
    <meta:editing-cycles>20</meta:editing-cycles>
    <meta:generator>LibreOffice/24.2.7.2$Linux_X86_64 LibreOffice_project/420$Build-2</meta:generator>
    <meta:document-statistic meta:table-count="0" meta:image-count="0" meta:object-count="0" meta:page-count="1" meta:paragraph-count="8" meta:word-count="614" meta:character-count="3527" meta:non-whitespace-character-count="2920"/>
  </office:meta>
</office:document-meta>
</file>